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#99ff99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fo:color="#ff3333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fo:color="#999999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 fo:margin-left="-18.00pt" fo:text-indent="18.0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left"/>
    </style:style>
    <text:list-style style:name="L3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left="-18.00pt" fo:text-indent="18.00pt"/>
    </style: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-18.00pt" fo:text-indent="18.0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/>
    </style:style>
    <text:list-style style:name="L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-18.00pt" fo:text-indent="18.00pt"/>
    </style:style>
    <style:style style:name="P40" style:family="paragraph">
      <style:paragraph-properties fo:line-height="100.00%" fo:text-align="left"/>
    </style:style>
    <text:list-style style:name="L4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left" fo:margin-left="-18.00pt" fo:text-indent="18.00pt"/>
    </style:style>
    <style:style style:name="P42" style:family="paragraph">
      <style:paragraph-properties fo:line-height="100.00%" fo:text-align="left"/>
    </style:style>
  </office:automatic-styles>
  <office:body>
    <office:text>
      <text:p text:style-name="P1"><text:span text:style-name="T1">System po</text:span><text:span text:style-name="T2">średniczący w wypożyczaniu przedmiotów pomiędzy użytkownikami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U</text:span><text:span text:style-name="T5">żytkownik, który chce wypożyczyć swój przedmiot, ma możliwość umieszczenia go w serwisie. </text:span></text:p>
      <text:p text:style-name="P2"><text:span text:style-name="T6">Umieszacj</text:span><text:span text:style-name="T7">ąc go w serwisie wybiera odpowiednią kategorię produktu, podaje nazwę, krótki opis, cenę oraz okres terminu wypożyczenia który go interesuje.</text:span></text:p>
      <text:p text:style-name="P2"><text:span text:style-name="T8"/></text:p>
      <text:p text:style-name="P2"><text:span text:style-name="T8"/></text:p>
      <text:p text:style-name="P2"><text:span text:style-name="T8"/></text:p>
      <text:p text:style-name="P3"><text:span text:style-name="T9">Osoba zainteresowana po</text:span><text:span text:style-name="T10">życzeniem przedmiotu, może przeszukać serwis korzystając z listy kategorii, bądź wyszukując po nazwie produktu oraz po mieście wypożyczającego.</text:span></text:p>
      <text:p text:style-name="P4"><text:span text:style-name="T11">Po dokonaniu wyboru najemca potwierdza po</text:span><text:span text:style-name="T12">życzenie produktu.</text:span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5"><text:span text:style-name="T13"/></text:p>
      <text:p text:style-name="P5"><text:span text:style-name="T13"/></text:p>
      <text:p text:style-name="P5"><text:span text:style-name="T14">WYMAGANIA FUNKCJONALNE</text:span></text:p>
      <text:p text:style-name="P5"><text:span text:style-name="T15"/></text:p>
      <text:p text:style-name="P6"><text:span text:style-name="T15"/></text:p>
      <text:p text:style-name="P6"><text:span text:style-name="T15"/></text:p>
      <text:p text:style-name="P7"><text:span text:style-name="T16">U</text:span><text:span text:style-name="T17">żytkownik niezalogowany:</text:span></text:p>
      <text:p text:style-name="P8"><text:span text:style-name="T18"/></text:p>
      <text:p text:style-name="P9"><text:span text:style-name="T19">1. Rejestracja: imi</text:span><text:span text:style-name="T20">ę, nazwisko, mail, telefon </text:span></text:p>
      <text:p text:style-name="P10"><text:span text:style-name="T21">2. Przegl</text:span><text:span text:style-name="T22">ądanie serwisu: przeglądanie po kategoriach / wyszukiwanie po nazwie.</text:span></text:p>
      <text:p text:style-name="P10"><text:span text:style-name="T23">3. Obejrzenie profilu innych osób, liczba wypo</text:span><text:span text:style-name="T24">życzonych/pożyczonych przez nich produktów oraz ocena (dodatnia/ujemna karma).</text:span></text:p>
      <text:p text:style-name="P10"><text:span text:style-name="T25"/></text:p>
      <text:p text:style-name="P11"><text:span text:style-name="T25"/></text:p>
      <text:p text:style-name="P11"><text:span text:style-name="T25"/></text:p>
      <text:p text:style-name="P11"><text:span text:style-name="T26">U</text:span><text:span text:style-name="T27">żytkownik zalogowany:</text:span></text:p>
      <text:p text:style-name="P12"><text:span text:style-name="T28"/></text:p>
      <text:p text:style-name="P12"><text:span text:style-name="T29">To co u</text:span><text:span text:style-name="T30">żytkownik niezalogowany + </text:span></text:p>
      <text:p text:style-name="P12"><text:span text:style-name="T31">1. Zg</text:span><text:span text:style-name="T32">łaszanie ofert niezgodnych z regulaminem.</text:span></text:p>
      <text:p text:style-name="P12"><text:span text:style-name="T33">2. Informacje o swoich obecnych wypo</text:span><text:span text:style-name="T34">życzeniach/pożyczeniach:</text:span></text:p>
      <text:list text:style-name="L13">
        <text:list-item>
          <text:p text:style-name="P13"><text:span text:style-name="T35">kiedy si</text:span><text:span text:style-name="T36">ę kończy termin</text:span></text:p>
        </text:list-item>
        <text:list-item>
          <text:p text:style-name="P13"><text:span text:style-name="T37">przypomnienie o oddaniu produktu na kilka dni przed zako</text:span><text:span text:style-name="T38">ńczeniem najmu</text:span></text:p>
        </text:list-item>
      </text:list>
      <text:p text:style-name="P14"><text:span text:style-name="T39">3. Po zako</text:span><text:span text:style-name="T40">ńczeniu najmu możliwość wystawienia oceny drugiemu użytkownikowi.</text:span></text:p>
      <text:p text:style-name="P14"><text:span text:style-name="T41"/></text:p>
      <text:p text:style-name="P15"><text:span text:style-name="T42">Administrator:</text:span></text:p>
      <text:p text:style-name="P16"><text:span text:style-name="T43"/></text:p>
      <text:p text:style-name="P16"><text:span text:style-name="T44">1. Logowanie</text:span></text:p>
      <text:p text:style-name="P16"><text:span text:style-name="T44">2. Usuwanie ofert (np. Niezgodnych z regulaminem)</text:span></text:p>
      <text:p text:style-name="P17"><text:span text:style-name="T44">3. Lista ofert niezgodnych z regulaminem (zg</text:span><text:span text:style-name="T45">łoszonymi przez użytkowników)</text:span></text:p>
      <text:p text:style-name="P18"><text:span text:style-name="T46">3. Blokowanie i odblokowywanie u</text:span><text:span text:style-name="T47">żytkowników</text:span></text:p>
      <text:p text:style-name="P18"><text:span text:style-name="T48">4. Rozwi</text:span><text:span text:style-name="T49">ązywanie konfliktów związanych z systemem oceniania.</text:span></text:p>
      <text:p text:style-name="P18"><text:span text:style-name="T50"/></text:p>
      <text:p text:style-name="P18"><text:span text:style-name="T51">Administrator posiada na swoim panelu listę ofert niezgodych(Przcisk Niezgodne),<text:s text:c="2"/>z regulaminem(nadesłanych przez użytkowników) i komentarz. Na panelu jest lista, pole gdzie można podać numer i przycisk usuń ofertę. Ma on też listę użytkowników(Przcisk Użytkownicy), których może usunąć lub zablokować w podobny sposób, może też manipulować w danych(Ocenianie np.). Pod przyciskiem Wiadomości znajdują się<text:s text:c="2"/>informaje od użytkowników.</text:span><text:span text:style-name="T52"/></text:p>
      <text:p text:style-name="P19"><text:span text:style-name="T52"/></text:p>
      <text:p text:style-name="P19"><text:span text:style-name="T52"/></text:p>
      <text:p text:style-name="P19"><text:span text:style-name="T53">Rezerwacja produktu:</text:span></text:p>
      <text:p text:style-name="P19"><text:span text:style-name="T54"/></text:p>
      <text:p text:style-name="P20"><text:span text:style-name="T55">U</text:span><text:span text:style-name="T56">żytkownik wybiera produkt którym jest zainteresowany.</text:span></text:p>
      <text:p text:style-name="P20"><text:span text:style-name="T57"/></text:p>
      <text:p text:style-name="P21"><text:span text:style-name="T58">Na stronie produktu, znajduje si</text:span><text:span text:style-name="T59">ę kalendarz, w którym pokazane są:</text:span></text:p>
      <text:list text:style-name="L22">
        <text:list-item>
          <text:p text:style-name="P22"><text:span text:style-name="T60">dni wolne, które s</text:span><text:span text:style-name="T61">ą możliwe do rezerwacji</text:span></text:p>
        </text:list-item>
        <text:list-item>
          <text:p text:style-name="P23"><text:span text:style-name="T62">dni które rezerwujemy</text:span><text:span text:style-name="T63"><text:s/>(po klikni</text:span><text:span text:style-name="T64">ęciu na dany dzień)</text:span></text:p>
        </text:list-item>
        <text:list-item>
          <text:p text:style-name="P23"><text:span text:style-name="T65">dni zaj</text:span><text:span text:style-name="T66">ęte</text:span><text:span text:style-name="T67">, które już zostały zarezerwowane przez innych użytkowników</text:span></text:p>
        </text:list-item>
        <text:list-item>
          <text:p text:style-name="P23"><text:span text:style-name="T68">dni nieaktywne</text:span></text:p>
        </text:list-item>
      </text:list>
      <text:p text:style-name="P24"><text:span text:style-name="T69"/></text:p>
      <text:p text:style-name="P24"><text:span text:style-name="T69"/></text:p>
      <text:p text:style-name="P25"><text:span text:style-name="T70">U</text:span><text:span text:style-name="T71">żytkownik zaznacza w kalendarzu dni/tygodnie (okres minimalny wyznaczony przez wypożyczającego). Po wybraniu opcji "Wypożycz Teraz" użytkownik zostaje przekierowany do strony która prosi o potwierdzenie transakcji. Po potwierdzeniu transakcji, zaznaczone dni zostają oznaczone w kalendarzu jako zarezerwowane.</text:span></text:p>
      <text:p text:style-name="P25"><text:span text:style-name="T72"/></text:p>
      <text:p text:style-name="P25"><text:span text:style-name="T72"/></text:p>
      <text:p text:style-name="P26"><text:span text:style-name="T73">Zarezerwowane oferty pojawiaj</text:span><text:span text:style-name="T74">ą się na stronie profili użytkowników – obu wypożyczającego i pożyczającego.</text:span></text:p>
      <text:p text:style-name="P26"><text:span text:style-name="T75"/></text:p>
      <text:p text:style-name="P26"><text:span text:style-name="T75"/></text:p>
      <text:p text:style-name="P26"><text:span text:style-name="T75"/></text:p>
      <text:p text:style-name="P27"><text:span text:style-name="T76">Wystawienie przedmiotu do wypo</text:span><text:span text:style-name="T77">życzenia:</text:span></text:p>
      <text:p text:style-name="P28"><text:span text:style-name="T78">U</text:span><text:span text:style-name="T79">żytkownik zainteresowany wystawieniem przedmiotu do wypożyczenia, wybiera na stronie głównej opcję "Dodaj ogłoszenie". Do wypełnienia są następujące informacje:</text:span></text:p>
      <text:list text:style-name="L29">
        <text:list-item>
          <text:p text:style-name="P29"><text:span text:style-name="T80">Nazwa przedmiotu</text:span></text:p>
        </text:list-item>
        <text:list-item>
          <text:p text:style-name="P29"><text:span text:style-name="T80">Minimalny okres wypo</text:span><text:span text:style-name="T81">życzenia (dzień/tydzień/miesiąc)</text:span></text:p>
        </text:list-item>
        <text:list-item>
          <text:p text:style-name="P29"><text:span text:style-name="T82">Cena (za okres wypo</text:span><text:span text:style-name="T83">życzenia)</text:span></text:p>
        </text:list-item>
        <text:list-item>
          <text:p text:style-name="P29"><text:span text:style-name="T84">Opis przedmiotu</text:span></text:p>
        </text:list-item>
        <text:list-item>
          <text:p text:style-name="P29"><text:span text:style-name="T84">Od kiedy – do kiedy</text:span></text:p>
        </text:list-item>
        <text:list-item>
          <text:p text:style-name="P29"><text:span text:style-name="T84">Miasto w którym wypo</text:span><text:span text:style-name="T85">życzamy</text:span></text:p>
        </text:list-item>
        <text:list-item>
          <text:p text:style-name="P29"><text:span text:style-name="T86">Minimalna ocena u</text:span><text:span text:style-name="T87">żytkownika</text:span></text:p>
        </text:list-item>
      </text:list>
      <text:p text:style-name="P30"><text:span text:style-name="T88"/></text:p>
      <text:p text:style-name="P30"><text:span text:style-name="T88"/></text:p>
      <text:p text:style-name="P30"><text:span text:style-name="T88"/></text:p>
      <text:p text:style-name="P30"><text:span text:style-name="T89">Przedmiot znika z listy przedmiotów do wypo</text:span><text:span text:style-name="T90">życzenia gdy:</text:span></text:p>
      <text:list text:style-name="L31">
        <text:list-item>
          <text:p text:style-name="P31"><text:span text:style-name="T91">sko</text:span><text:span text:style-name="T92">ńczył się okres wypożyczenia</text:span></text:p>
        </text:list-item>
        <text:list-item>
          <text:p text:style-name="P31"><text:span text:style-name="T93">gdy nie jest mo</text:span><text:span text:style-name="T94">żliwe wypożyczenie na minimalny okres (zostały 4 dni do końca miesiąca, a minimalny okres wypożyczenia to tydzień)</text:span></text:p>
        </text:list-item>
        <text:list-item>
          <text:p text:style-name="P31"><text:span text:style-name="T95">admin usunie oferte</text:span></text:p>
        </text:list-item>
        <text:list-item>
          <text:p text:style-name="P32"><text:span text:style-name="T95">u</text:span><text:span text:style-name="T96">żytkownik usunie oferte, jeśli jeszcze nikt nie zarezerwował terminu</text:span></text:p>
        </text:list-item>
      </text:list>
      <text:p text:style-name="P33"><text:span text:style-name="T97"/></text:p>
      <text:p text:style-name="P33"><text:span text:style-name="T97"/></text:p>
      <text:p text:style-name="P34"><text:span text:style-name="T98">Baza danych</text:span></text:p>
      <text:p text:style-name="P34"><text:span text:style-name="T99"/></text:p>
      <text:p text:style-name="P34"><text:span text:style-name="T99"/></text:p>
      <text:p text:style-name="P35"><text:span text:style-name="T99"/></text:p>
      <text:p text:style-name="P35"><text:span text:style-name="T100">Tabela 1: Lista przedmiotow do pozyczenia</text:span></text:p>
      <text:list text:style-name="L36">
        <text:list-item>
          <text:p text:style-name="P36"><text:span text:style-name="T101"><text:s/>ID Przedmiotu (INT)</text:span></text:p>
        </text:list-item>
        <text:list-item>
          <text:p text:style-name="P36"><text:span text:style-name="T101">Nazwa (VARCHAR)</text:span></text:p>
        </text:list-item>
        <text:list-item>
          <text:p text:style-name="P36"><text:span text:style-name="T101">Typ - 0 niekatywne, 1 aktywne (BOOLEAN)</text:span></text:p>
        </text:list-item>
        <text:list-item>
          <text:p text:style-name="P36"><text:span text:style-name="T101">Minimalny okres wypo</text:span><text:span text:style-name="T102">żczeni: 0 - dzien, 1 - tydzien, 2 – miesiac (INT)</text:span></text:p>
        </text:list-item>
        <text:list-item>
          <text:p text:style-name="P36"><text:span text:style-name="T103">Opis przedmiotu (VARCHAR)</text:span></text:p>
        </text:list-item>
        <text:list-item>
          <text:p text:style-name="P36"><text:span text:style-name="T103">Cena (DECIMAL)</text:span></text:p>
        </text:list-item>
        <text:list-item>
          <text:p text:style-name="P36"><text:span text:style-name="T103">Od kiedy (DATETIME)</text:span></text:p>
        </text:list-item>
        <text:list-item>
          <text:p text:style-name="P36"><text:span text:style-name="T103">Do kiedy (DATETIME)</text:span></text:p>
        </text:list-item>
        <text:list-item>
          <text:p text:style-name="P36"><text:span text:style-name="T103">Dostepne dni (bitmapa) (VARCHAR)</text:span></text:p>
        </text:list-item>
        <text:list-item>
          <text:p text:style-name="P36"><text:span text:style-name="T103">Minimalna ocena pozyczajacego (INT)</text:span></text:p>
        </text:list-item>
        <text:list-item>
          <text:p text:style-name="P36"><text:span text:style-name="T103">UID wypozyczajacego (INT)</text:span></text:p>
        </text:list-item>
      </text:list>
      <text:p text:style-name="P37"><text:span text:style-name="T104"/></text:p>
      <text:p text:style-name="P37"><text:span text:style-name="T104"/></text:p>
      <text:p text:style-name="P37"><text:span text:style-name="T104"/></text:p>
      <text:p text:style-name="P38"><text:span text:style-name="T105">Tabela 2: U</text:span><text:span text:style-name="T106">żytkownicy:</text:span></text:p>
      <text:list text:style-name="L39">
        <text:list-item>
          <text:p text:style-name="P39"><text:span text:style-name="T107">Imie<text:s text:c="2"/>(DATETIME)</text:span></text:p>
        </text:list-item>
        <text:list-item>
          <text:p text:style-name="P39"><text:span text:style-name="T107">Nazwisko (DATETIME)</text:span></text:p>
        </text:list-item>
        <text:list-item>
          <text:p text:style-name="P39"><text:span text:style-name="T107">Nazwa u</text:span><text:span text:style-name="T108">żytkownika (VARCHAR)</text:span></text:p>
        </text:list-item>
        <text:list-item>
          <text:p text:style-name="P39"><text:span text:style-name="T109">Hash Has</text:span><text:span text:style-name="T110">ła (VARCHAR)</text:span></text:p>
        </text:list-item>
        <text:list-item>
          <text:p text:style-name="P39"><text:span text:style-name="T111">UID (INT)</text:span></text:p>
        </text:list-item>
        <text:list-item>
          <text:p text:style-name="P39"><text:span text:style-name="T111">E-mail (VARCHAR)</text:span></text:p>
        </text:list-item>
        <text:list-item>
          <text:p text:style-name="P39"><text:span text:style-name="T111">Nr kontaktowy (INT)</text:span></text:p>
        </text:list-item>
        <text:list-item>
          <text:p text:style-name="P39"><text:span text:style-name="T111">Ocena (karma) (INT)</text:span></text:p>
        </text:list-item>
        <text:list-item>
          <text:p text:style-name="P39"><text:span text:style-name="T111">Status (konto aktywne/zbanowane) (INT)</text:span></text:p>
        </text:list-item>
      </text:list>
      <text:p text:style-name="P40"><text:span text:style-name="T112"/></text:p>
      <text:p text:style-name="P40"><text:span text:style-name="T113">Tabela 3:<text:s text:c="2"/>Lista przedmiotow wypozyczonych</text:span></text:p>
      <text:list text:style-name="L41">
        <text:list-item>
          <text:p text:style-name="P41"><text:span text:style-name="T114">ID przedmiotu -&gt; key z tab 1 (INT)</text:span></text:p>
        </text:list-item>
        <text:list-item>
          <text:p text:style-name="P41"><text:span text:style-name="T114">Od kiedy (DATETIME)</text:span></text:p>
        </text:list-item>
        <text:list-item>
          <text:p text:style-name="P41"><text:span text:style-name="T114">Do kiedy (DATETIME)</text:span></text:p>
        </text:list-item>
        <text:list-item>
          <text:p text:style-name="P41"><text:span text:style-name="T114">UID pozyczajacego (INT)</text:span></text:p>
        </text:list-item>
        <text:list-item>
          <text:p text:style-name="P41"><text:span text:style-name="T114">UID wypozyczajacego (INT)</text:span></text:p>
        </text:list-item>
        <text:list-item>
          <text:p text:style-name="P41"><text:span text:style-name="T114">Ocena od po</text:span><text:span text:style-name="T115">życzającego (INT)</text:span></text:p>
        </text:list-item>
        <text:list-item>
          <text:p text:style-name="P41"><text:span text:style-name="T116">Status - obecnie pozyczone / pozyczone zakonczone (INT)</text:span></text:p>
        </text:list-item>
      </text:list>
      <text:p text:style-name="P42"><text:span text:style-name="T1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